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0.854cm"/>
    </style:style>
    <style:style style:name="co3" style:family="table-column">
      <style:table-column-properties fo:break-before="auto" style:column-width="0.799cm"/>
    </style:style>
    <style:style style:name="co4" style:family="table-column">
      <style:table-column-properties fo:break-before="auto" style:column-width="0.71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3cm" fo:break-before="auto" style:use-optimal-row-height="true"/>
    </style:style>
    <style:style style:name="ro2" style:family="table-row">
      <style:table-row-properties style:row-height="0.316cm" fo:break-before="auto" style:use-optimal-row-height="true"/>
    </style:style>
    <style:style style:name="ro3" style:family="table-row">
      <style:table-row-properties style:row-height="0.34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323dc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fo:background-color="#ff3366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="0.002cm solid #000000"/>
      <style:text-properties fo:font-size="7pt" style:font-size-asian="7pt" style:font-size-complex="7pt"/>
    </style:style>
    <style:style style:name="ce5" style:family="table-cell" style:parent-style-name="Default">
      <style:text-properties fo:font-size="8pt" style:font-size-asian="8pt" style:font-size-complex="8pt"/>
    </style:style>
    <style:style style:name="gr1" style:family="graphic">
      <style:graphic-properties draw:ole-draw-aspect="1" style:protect="position size"/>
    </style:style>
  </office:automatic-styles>
  <office:body>
    <office:spreadsheet>
      <table:table table:name="表1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6" table:default-cell-style-name="ce3"/>
        <table:table-column table:style-name="co4" table:number-columns-repeated="3" table:default-cell-style-name="ce3"/>
        <table:table-column table:style-name="co5" table:number-columns-repeated="4" table:default-cell-style-name="ce3"/>
        <table:table-column table:style-name="co4" table:default-cell-style-name="ce3"/>
        <table:table-column table:style-name="co5" table:number-columns-repeated="239" table:default-cell-style-name="ce3"/>
        <table:table-row table:style-name="ro1">
          <table:table-cell table:style-name="ce1" office:value-type="string">
            <text:p>fib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table:number-columns-repeated="8"/>
          <table:table-cell table:number-columns-repeated="244"/>
        </table:table-row>
        <table:table-row table:style-name="ro2">
          <table:table-cell table:style-name="ce1" office:value-type="string">
            <text:p>Mosh</text:p>
          </table:table-cell>
          <table:table-cell table:style-name="ce4" office:value-type="float" office:value="297">
            <text:p>297</text:p>
          </table:table-cell>
          <table:table-cell table:style-name="ce4" office:value-type="float" office:value="293">
            <text:p>293</text:p>
          </table:table-cell>
          <table:table-cell table:style-name="ce4" office:value-type="float" office:value="299">
            <text:p>299</text:p>
          </table:table-cell>
          <table:table-cell table:style-name="ce4" office:value-type="float" office:value="290">
            <text:p>290</text:p>
          </table:table-cell>
          <table:table-cell table:style-name="ce4" table:number-columns-repeated="7"/>
          <table:table-cell table:number-columns-repeated="244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1" table:style-name="ce4" office:value-type="float" office:value="268">
            <text:p>268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Ypsilon</text:p>
          </table:table-cell>
          <table:table-cell table:number-columns-repeated="11" table:style-name="ce4" office:value-type="float" office:value="242">
            <text:p>242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tak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table:number-columns-repeated="8"/>
          <table:table-cell table:number-columns-repeated="244"/>
        </table:table-row>
        <table:table-row table:style-name="ro2">
          <table:table-cell table:style-name="ce2" office:value-type="string">
            <text:p>Mosh</text:p>
          </table:table-cell>
          <table:table-cell table:style-name="ce4" office:value-type="float" office:value="664">
            <text:p>664</text:p>
          </table:table-cell>
          <table:table-cell table:style-name="ce4" office:value-type="float" office:value="657">
            <text:p>657</text:p>
          </table:table-cell>
          <table:table-cell table:style-name="ce4" office:value-type="float" office:value="662">
            <text:p>662</text:p>
          </table:table-cell>
          <table:table-cell table:style-name="ce4" office:value-type="float" office:value="636">
            <text:p>636</text:p>
          </table:table-cell>
          <table:table-cell table:style-name="ce4" table:number-columns-repeated="7"/>
          <table:table-cell table:number-columns-repeated="244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1" table:style-name="ce4" office:value-type="float" office:value="582">
            <text:p>582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Ypsilon</text:p>
          </table:table-cell>
          <table:table-cell table:number-columns-repeated="11" table:style-name="ce4" office:value-type="float" office:value="487">
            <text:p>487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triangle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table:number-columns-repeated="8"/>
          <table:table-cell table:number-columns-repeated="244"/>
        </table:table-row>
        <table:table-row table:style-name="ro2">
          <table:table-cell table:style-name="ce1" office:value-type="string">
            <text:p>Mosh</text:p>
          </table:table-cell>
          <table:table-cell table:style-name="ce4" office:value-type="float" office:value="1641">
            <text:p>1641</text:p>
          </table:table-cell>
          <table:table-cell table:style-name="ce4" office:value-type="float" office:value="1760">
            <text:p>1760</text:p>
          </table:table-cell>
          <table:table-cell table:style-name="ce4" office:value-type="float" office:value="1634">
            <text:p>1634</text:p>
          </table:table-cell>
          <table:table-cell table:style-name="ce4" office:value-type="float" office:value="1558">
            <text:p>1558</text:p>
          </table:table-cell>
          <table:table-cell table:style-name="ce4" table:number-columns-repeated="7"/>
          <table:table-cell table:number-columns-repeated="244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1" table:style-name="ce4" office:value-type="float" office:value="1223">
            <text:p>1223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Ypsilon</text:p>
          </table:table-cell>
          <table:table-cell table:number-columns-repeated="11" table:style-name="ce4" office:value-type="float" office:value="1309">
            <text:p>1309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takl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table:number-columns-repeated="8"/>
          <table:table-cell table:number-columns-repeated="244"/>
        </table:table-row>
        <table:table-row table:style-name="ro2">
          <table:table-cell table:style-name="ce2" office:value-type="string">
            <text:p>Mosh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70">
            <text:p>70</text:p>
          </table:table-cell>
          <table:table-cell table:style-name="ce4" table:number-columns-repeated="7"/>
          <table:table-cell table:number-columns-repeated="244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1" table:style-name="ce4" office:value-type="float" office:value="68">
            <text:p>68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Ypsilon</text:p>
          </table:table-cell>
          <table:table-cell table:number-columns-repeated="11" table:style-name="ce4" office:value-type="float" office:value="75">
            <text:p>75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empty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56">
            <text:p>56</text:p>
          </table:table-cell>
          <table:table-cell table:number-columns-repeated="2" table:style-name="ce4" office:value-type="float" office:value="41">
            <text:p>41</text:p>
          </table:table-cell>
          <table:table-cell table:style-name="ce4" table:number-columns-repeated="7"/>
          <table:table-cell table:number-columns-repeated="244"/>
        </table:table-row>
        <table:table-row table:style-name="ro1">
          <table:table-cell table:style-name="ce2" office:value-type="string">
            <text:p>load-library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96">
            <text:p>96</text:p>
          </table:table-cell>
          <table:table-cell table:number-columns-repeated="2" table:style-name="ce4" office:value-type="float" office:value="87">
            <text:p>87</text:p>
          </table:table-cell>
          <table:table-cell table:style-name="ce4" table:number-columns-repeated="7"/>
          <table:table-cell table:number-columns-repeated="244"/>
        </table:table-row>
        <table:table-row table:style-name="ro2">
          <table:table-cell table:style-name="ce1" office:value-type="string">
            <text:p>clos</text:p>
          </table:table-cell>
          <table:table-cell table:style-name="ce4" office:value-type="float" office:value="549">
            <text:p>549</text:p>
          </table:table-cell>
          <table:table-cell table:style-name="ce4" office:value-type="float" office:value="543">
            <text:p>543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510">
            <text:p>510</text:p>
          </table:table-cell>
          <table:table-cell table:style-name="ce4" table:number-columns-repeated="7"/>
          <table:table-cell table:number-columns-repeated="244"/>
        </table:table-row>
        <table:table-row table:style-name="ro1">
          <table:table-cell>
            <draw:frame table:end-cell-address="表1.G37" table:end-x="0.714cm" table:end-y="0.067cm" draw:z-index="0" draw:style-name="gr1" svg:width="6.498cm" svg:height="4.994cm" svg:x="0.001cm" svg:y="0.151cm">
              <draw:object draw:notify-on-update-of-ranges="表1.B1:表1.I1 表1.A2:表1.A2 表1.B2:表1.I2 表1.A3:表1.A3 表1.B3:表1.I3 表1.A4:表1.A4 表1.B4:表1.I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表1.N37" table:end-x="0.422cm" table:end-y="0.067cm" draw:z-index="1" draw:style-name="gr1" svg:width="6.498cm" svg:height="4.994cm" svg:x="0.715cm" svg:y="0.151cm">
              <draw:object draw:notify-on-update-of-ranges="表1.B5:表1.L5 表1.A6:表1.A6 表1.B6:表1.L6 表1.A7:表1.A7 表1.B7:表1.L7 表1.A8:表1.A8 表1.B8:表1.L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表1.Q37" table:end-x="0.147cm" table:end-y="0.067cm" draw:z-index="2" draw:style-name="gr1" svg:width="6.498cm" svg:height="4.994cm" svg:x="0.424cm" svg:y="0.151cm">
              <draw:object draw:notify-on-update-of-ranges="表1.B9:表1.L9 表1.A10:表1.A10 表1.B10:表1.L10 表1.A11:表1.A11 表1.B11:表1.L11 表1.A12:表1.A12 表1.B12:表1.L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>
            <draw:frame table:end-cell-address="表1.T37" table:end-x="1.416cm" table:end-y="0.067cm" draw:z-index="3" draw:style-name="gr1" svg:width="6.498cm" svg:height="4.994cm" svg:x="0.149cm" svg:y="0.151cm">
              <draw:object draw:notify-on-update-of-ranges="表1.B13:表1.L13 表1.A14:表1.A14 表1.B14:表1.L14 表1.A15:表1.A15 表1.B15:表1.L15 表1.A16:表1.A16 表1.B16:表1.L1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39"/>
        </table:table-row>
        <table:table-row table:style-name="ro1" table:number-rows-repeated="16">
          <table:table-cell table:number-columns-repeated="256"/>
        </table:table-row>
        <table:table-row table:style-name="ro1">
          <table:table-cell>
            <draw:frame table:end-cell-address="表1.G52" table:end-x="0.716cm" table:end-y="0.075cm" draw:z-index="4" draw:style-name="gr1" svg:width="6.5cm" svg:height="4.5cm" svg:x="0.001cm" svg:y="0.072cm">
              <draw:object draw:notify-on-update-of-ranges="表1.A17:表1.A17 表1.B17:表1.L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表1.N52" table:end-x="0.424cm" table:end-y="0.075cm" draw:z-index="5" draw:style-name="gr1" svg:width="6.5cm" svg:height="4.5cm" svg:x="0.715cm" svg:y="0.072cm">
              <draw:object draw:notify-on-update-of-ranges="表1.A18:表1.A18 表1.B18:表1.L1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>
            <draw:frame table:end-cell-address="表1.Q50" table:end-x="0.147cm" table:end-y="0.172cm" draw:z-index="6" draw:style-name="gr1" svg:width="6.498cm" svg:height="4cm" svg:x="0.424cm" svg:y="0.072cm">
              <draw:object draw:notify-on-update-of-ranges="表1.A19:表1.A19 表1.B19:表1.L1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42"/>
        </table:table-row>
        <table:table-row table:style-name="ro2">
          <table:table-cell table:number-columns-repeated="16"/>
          <table:table-cell office:value-type="float" office:value="846">
            <text:p>846</text:p>
          </table:table-cell>
          <table:table-cell office:value-type="string">
            <text:p>branch合成+012シリーズ削除</text:p>
          </table:table-cell>
          <table:table-cell table:number-columns-repeated="238"/>
        </table:table-row>
        <table:table-row table:style-name="ro1" table:number-rows-repeated="6549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表2" table:style-name="ta1" table:print="false">
        <table:table-column table:style-name="co5" table:number-columns-repeated="256" table:default-cell-style-name="ce5"/>
        <table:table-row table:style-name="ro3" table:number-rows-repeated="6553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表3" table:style-name="ta1" table:print="false">
        <table:table-column table:style-name="co5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ja" style:country-asian="JP" style:font-name-complex="Lucida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20">2008/12/20</text:date>, <text:time>12:17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taro</meta:initial-creator>
    <meta:creation-date>2008-12-17T22:53:08</meta:creation-date>
    <dc:creator>taro</dc:creator>
    <dc:date>2008-12-20T12:17:12</dc:date>
    <meta:editing-cycles>10</meta:editing-cycles>
    <meta:editing-duration>PT18H0M5S</meta:editing-duration>
    <meta:user-defined meta:name="Info 1"/>
    <meta:user-defined meta:name="Info 2"/>
    <meta:user-defined meta:name="Info 3"/>
    <meta:user-defined meta:name="Info 4"/>
    <meta:document-statistic meta:table-count="3" meta:cell-count="149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220" chart:maximum="31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618cm" svg:y="0.105cm" chart:style-name="ch2">
          <text:p>fib(31)</text:p>
        </chart:title>
        <chart:legend chart:legend-position="end" svg:x="4.686cm" svg:y="1.843cm" chart:style-name="ch3"/>
        <chart:plot-area chart:style-name="ch4" table:cell-range-address="表1.B1:表1.I4 表1.A2:表1.I4 表1.A1:表1.A1" chart:data-source-has-labels="both" svg:x="0.129cm" svg:y="0.703cm" svg:width="4.426cm" svg:height="4.098cm">
          <chart:axis chart:dimension="x" chart:name="primary-x" chart:style-name="ch5">
            <chart:categories table:cell-range-address="表1.B1:表1.I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2:表1.I2" chart:label-cell-address="表1.A2:表1.A2" chart:class="chart:line">
            <chart:data-point chart:repeated="8"/>
          </chart:series>
          <chart:series chart:style-name="ch9" chart:values-cell-range-address="表1.B3:表1.I3" chart:label-cell-address="表1.A3:表1.A3" chart:class="chart:line">
            <chart:data-point chart:repeated="8"/>
          </chart:series>
          <chart:series chart:style-name="ch10" chart:values-cell-range-address="表1.B4:表1.I4" chart:label-cell-address="表1.A4:表1.A4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297">
                <text:p>297</text:p>
              </table:table-cell>
              <table:table-cell office:value-type="float" office:value="293">
                <text:p>293</text:p>
              </table:table-cell>
              <table:table-cell office:value-type="float" office:value="299">
                <text:p>299</text:p>
              </table:table-cell>
              <table:table-cell office:value-type="float" office:value="290">
                <text:p>29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80" chart:maximum="7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944cm" svg:y="0.105cm" chart:style-name="ch2">
          <text:p>tak</text:p>
        </chart:title>
        <chart:legend chart:legend-position="end" svg:x="4.686cm" svg:y="1.843cm" chart:style-name="ch3"/>
        <chart:plot-area chart:style-name="ch4" table:cell-range-address="表1.B5:表1.L8 表1.A6:表1.L8 表1.A5:表1.A5" chart:data-source-has-labels="both" svg:x="0.129cm" svg:y="0.703cm" svg:width="4.426cm" svg:height="4.098cm">
          <chart:axis chart:dimension="x" chart:name="primary-x" chart:style-name="ch5">
            <chart:categories table:cell-range-address="表1.B5:表1.L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6:表1.L6" chart:label-cell-address="表1.A6:表1.A6" chart:class="chart:line">
            <chart:data-point chart:repeated="11"/>
          </chart:series>
          <chart:series chart:style-name="ch9" chart:values-cell-range-address="表1.B7:表1.L7" chart:label-cell-address="表1.A7:表1.A7" chart:class="chart:line">
            <chart:data-point chart:repeated="11"/>
          </chart:series>
          <chart:series chart:style-name="ch10" chart:values-cell-range-address="表1.B8:表1.L8" chart:label-cell-address="表1.A8:表1.A8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664">
                <text:p>664</text:p>
              </table:table-cell>
              <table:table-cell office:value-type="float" office:value="657">
                <text:p>657</text:p>
              </table:table-cell>
              <table:table-cell office:value-type="float" office:value="662">
                <text:p>662</text:p>
              </table:table-cell>
              <table:table-cell office:value-type="float" office:value="636">
                <text:p>6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1200" chart:maximum="17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521cm" svg:y="0.105cm" chart:style-name="ch2">
          <text:p>triangle</text:p>
        </chart:title>
        <chart:legend chart:legend-position="end" svg:x="4.686cm" svg:y="1.843cm" chart:style-name="ch3"/>
        <chart:plot-area chart:style-name="ch4" table:cell-range-address="表1.B9:表1.L12 表1.A10:表1.L12 表1.A9:表1.A9" chart:data-source-has-labels="both" svg:x="0.129cm" svg:y="0.703cm" svg:width="4.426cm" svg:height="4.098cm">
          <chart:axis chart:dimension="x" chart:name="primary-x" chart:style-name="ch5">
            <chart:categories table:cell-range-address="表1.B9:表1.L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10:表1.L10" chart:label-cell-address="表1.A10:表1.A10" chart:class="chart:line">
            <chart:data-point chart:repeated="11"/>
          </chart:series>
          <chart:series chart:style-name="ch9" chart:values-cell-range-address="表1.B11:表1.L11" chart:label-cell-address="表1.A11:表1.A11" chart:class="chart:line">
            <chart:data-point chart:repeated="11"/>
          </chart:series>
          <chart:series chart:style-name="ch10" chart:values-cell-range-address="表1.B12:表1.L12" chart:label-cell-address="表1.A12:表1.A12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1641">
                <text:p>1641</text:p>
              </table:table-cell>
              <table:table-cell office:value-type="float" office:value="1760">
                <text:p>1760</text:p>
              </table:table-cell>
              <table:table-cell office:value-type="float" office:value="1634">
                <text:p>1634</text:p>
              </table:table-cell>
              <table:table-cell office:value-type="float" office:value="1558">
                <text:p>15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896cm" svg:y="0.105cm" chart:style-name="ch2">
          <text:p>takl</text:p>
        </chart:title>
        <chart:legend chart:legend-position="end" svg:x="4.686cm" svg:y="1.843cm" chart:style-name="ch3"/>
        <chart:plot-area chart:style-name="ch4" table:cell-range-address="表1.B13:表1.L16 表1.A14:表1.L16 表1.A13:表1.A13" chart:data-source-has-labels="both" svg:x="0.129cm" svg:y="0.703cm" svg:width="4.426cm" svg:height="4.098cm">
          <chart:axis chart:dimension="x" chart:name="primary-x" chart:style-name="ch5">
            <chart:categories table:cell-range-address="表1.B13:表1.L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表1.B14:表1.L14" chart:label-cell-address="表1.A14:表1.A14" chart:class="chart:line">
            <chart:data-point chart:repeated="11"/>
          </chart:series>
          <chart:series chart:style-name="ch8" chart:values-cell-range-address="表1.B15:表1.L15" chart:label-cell-address="表1.A15:表1.A15" chart:class="chart:line">
            <chart:data-point chart:repeated="11"/>
          </chart:series>
          <chart:series chart:style-name="ch9" chart:values-cell-range-address="表1.B16:表1.L16" chart:label-cell-address="表1.A16:表1.A16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0" chart:maximum="6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501cm" svg:height="4.501cm" chart:class="chart:line" chart:style-name="ch1">
        <chart:title svg:x="2.641cm" svg:y="0.094cm" chart:style-name="ch2">
          <text:p>empty</text:p>
        </chart:title>
        <chart:legend chart:legend-position="end" svg:x="4.928cm" svg:y="1.969cm" chart:style-name="ch3"/>
        <chart:plot-area chart:style-name="ch4" table:cell-range-address="表1.A17:表1.L17" chart:data-source-has-labels="column" svg:x="0.13cm" svg:y="0.683cm" svg:width="4.668cm" svg:height="3.63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7:表1.L17" chart:label-cell-address="表1.A17:表1.A17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</table:table-row>
          </table:table-header-rows>
          <table:table-rows>
            <table:table-row>
              <table:table-cell office:value-type="string">
                <text:p>empty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70" chart:maximum="1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501cm" svg:height="4.501cm" chart:class="chart:line" chart:style-name="ch1">
        <chart:title svg:x="2.138cm" svg:y="0.095cm" chart:style-name="ch2">
          <text:p>load-library</text:p>
        </chart:title>
        <chart:legend chart:legend-position="end" svg:x="4.452cm" svg:y="1.81cm" chart:style-name="ch3"/>
        <chart:plot-area chart:style-name="ch4" table:cell-range-address="表1.A18:表1.L18" chart:data-source-has-labels="column" svg:x="0.13cm" svg:y="0.683cm" svg:width="4.192cm" svg:height="3.63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8:表1.L18" chart:label-cell-address="表1.A18:表1.A18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</table:table-row>
          </table:table-header-rows>
          <table:table-rows>
            <table:table-row>
              <table:table-cell office:value-type="string">
                <text:p>load-library</text:p>
              </table:table-cell>
              <table:table-cell office:value-type="float" office:value="93">
                <text:p>93</text:p>
              </table:table-cell>
              <table:table-cell office:value-type="float" office:value="96">
                <text:p>96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50" chart:maximum="6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4.001cm" chart:class="chart:line" chart:style-name="ch1">
        <chart:title svg:x="2.843cm" svg:y="0.085cm" chart:style-name="ch2">
          <text:p>clos</text:p>
        </chart:title>
        <chart:legend chart:legend-position="end" svg:x="5.192cm" svg:y="1.717cm" chart:style-name="ch3"/>
        <chart:plot-area chart:style-name="ch4" table:cell-range-address="表1.A19:表1.L19" chart:data-source-has-labels="column" svg:x="0.129cm" svg:y="0.663cm" svg:width="4.931cm" svg:height="3.17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9:表1.L19" chart:label-cell-address="表1.A19:表1.A19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</table:table-row>
          </table:table-header-rows>
          <table:table-rows>
            <table:table-row>
              <table:table-cell office:value-type="string">
                <text:p>clos</text:p>
              </table:table-cell>
              <table:table-cell office:value-type="float" office:value="549">
                <text:p>549</text:p>
              </table:table-cell>
              <table:table-cell office:value-type="float" office:value="543">
                <text:p>543</text:p>
              </table:table-cell>
              <table:table-cell office:value-type="float" office:value="507">
                <text:p>507</text:p>
              </table:table-cell>
              <table:table-cell office:value-type="float" office:value="510">
                <text:p>5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